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style:font-style-asian="italic" style:font-style-complex="italic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VILCA CHINO ELIZABETH TATIANA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77356072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TCQ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33223077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VILCA CHINO, ELIZABETH TATIANA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77356072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5"><text:span text:style-name="T8"/><text:span text:style-name="T5"> 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23">AEREO </text:p>
          </table:table-cell>
          <table:table-cell table:style-name="Tabla1.E3" office:value-type="string">
            <text:p text:style-name="P19">03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01 - Trans. Aer. Caja Pollo Carne</text:p>
          </table:table-cell>
          <table:table-cell table:style-name="Tableau1.A2" office:value-type="string">
            <text:p text:style-name="P13">40</text:p>
          </table:table-cell>
          <table:table-cell table:style-name="Tableau1.A2" office:value-type="string">
            <text:p text:style-name="P13">3</text:p>
          </table:table-cell>
          <table:table-cell table:style-name="Tableau1.D2" office:value-type="string">
            <text:p text:style-name="P12">12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120</text:p>
          </table:table-cell>
        </table:table-row>
      </table:table>
      <text:p text:style-name="P20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</table:table-row>
        <table:table-row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</table:table-row>
        <table:table-row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</table:table-row>
      </table:table>
      <text:p text:style-name="P20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OLLOS CRIOLLOS</text:p>
          </table:table-cell>
          <table:table-cell table:style-name="Tabla3.A2" office:value-type="string">
            <text:p text:style-name="P21">1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FR. NEGRO</text:p>
          </table:table-cell>
          <table:table-cell table:style-name="Tabla3.A2" office:value-type="string">
            <text:p text:style-name="P21">1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OLLOS BB</text:p>
          </table:table-cell>
          <table:table-cell table:style-name="Tabla3.A2" office:value-type="string">
            <text:p text:style-name="P21">1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12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03T00:55:46</dc:date>
    <meta:editing-duration>P5DT5H5M7S</meta:editing-duration>
    <meta:editing-cycles>52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64"/>
  </office:meta>
</office:document-meta>
</file>